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 axis (cm)</text:p>
          </table:table-cell>
          <table:table-cell table:style-name="ce1" office:value-type="string" calcext:value-type="string">
            <text:p>Y axis(cm)</text:p>
          </table:table-cell>
          <table:table-cell table:style-name="ce1" office:value-type="string" calcext:value-type="string">
            <text:p>Orientation(deg)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5.4" calcext:value-type="float">
            <text:p>45.4</text:p>
          </table:table-cell>
          <table:table-cell office:value-type="float" office:value="-1.4262" calcext:value-type="float">
            <text:p>-1.4262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45.85" calcext:value-type="float">
            <text:p>45.85</text:p>
          </table:table-cell>
          <table:table-cell office:value-type="float" office:value="1.6707" calcext:value-type="float">
            <text:p>1.6707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45.85" calcext:value-type="float">
            <text:p>45.85</text:p>
          </table:table-cell>
          <table:table-cell office:value-type="float" office:value="0.7102" calcext:value-type="float">
            <text:p>0.7102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46.55" calcext:value-type="float">
            <text:p>46.55</text:p>
          </table:table-cell>
          <table:table-cell office:value-type="float" office:value="0.7162" calcext:value-type="float">
            <text:p>0.716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5.3" calcext:value-type="float">
            <text:p>45.3</text:p>
          </table:table-cell>
          <table:table-cell office:value-type="float" office:value="-0.4755" calcext:value-type="float">
            <text:p>-0.475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4.45" calcext:value-type="float">
            <text:p>44.45</text:p>
          </table:table-cell>
          <table:table-cell office:value-type="float" office:value="1.9092" calcext:value-type="float">
            <text:p>1.909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5.5" calcext:value-type="float">
            <text:p>45.5</text:p>
          </table:table-cell>
          <table:table-cell office:value-type="float" office:value="1.1885" calcext:value-type="float">
            <text:p>1.188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.7" calcext:value-type="float">
            <text:p>44.7</text:p>
          </table:table-cell>
          <table:table-cell office:value-type="float" office:value="0.9509" calcext:value-type="float">
            <text:p>0.9509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45.35" calcext:value-type="float">
            <text:p>45.35</text:p>
          </table:table-cell>
          <table:table-cell office:value-type="float" office:value="-0.2368" calcext:value-type="float">
            <text:p>-0.236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6.15" calcext:value-type="float">
            <text:p>46.15</text:p>
          </table:table-cell>
          <table:table-cell office:value-type="float" office:value="-0.7162" calcext:value-type="float">
            <text:p>-0.716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6.1" calcext:value-type="float">
            <text:p>46.1</text:p>
          </table:table-cell>
          <table:table-cell office:value-type="float" office:value="-1.1885" calcext:value-type="float">
            <text:p>-1.188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6.8" calcext:value-type="float">
            <text:p>46.8</text:p>
          </table:table-cell>
          <table:table-cell office:value-type="float" office:value="0.6636" calcext:value-type="float">
            <text:p>0.663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5.45" calcext:value-type="float">
            <text:p>45.45</text:p>
          </table:table-cell>
          <table:table-cell office:value-type="float" office:value="-0.7102" calcext:value-type="float">
            <text:p>-0.710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5.65" calcext:value-type="float">
            <text:p>45.65</text:p>
          </table:table-cell>
          <table:table-cell office:value-type="float" office:value="-1.1935" calcext:value-type="float">
            <text:p>-1.193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45.7" calcext:value-type="float">
            <text:p>45.7</text:p>
          </table:table-cell>
          <table:table-cell office:value-type="float" office:value="0.4876" calcext:value-type="float">
            <text:p>0.48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5.65" calcext:value-type="float">
            <text:p>45.65</text:p>
          </table:table-cell>
          <table:table-cell office:value-type="float" office:value="-0.2368" calcext:value-type="float">
            <text:p>-0.23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6.75" calcext:value-type="float">
            <text:p>46.75</text:p>
          </table:table-cell>
          <table:table-cell office:value-type="float" office:value="-4.0856" calcext:value-type="float">
            <text:p>-4.085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6.6" calcext:value-type="float">
            <text:p>46.6</text:p>
          </table:table-cell>
          <table:table-cell office:value-type="float" office:value="-2.1387" calcext:value-type="float">
            <text:p>-2.1387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45.35" calcext:value-type="float">
            <text:p>45.35</text:p>
          </table:table-cell>
          <table:table-cell office:value-type="float" office:value="0.7102" calcext:value-type="float">
            <text:p>0.7102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46.85" calcext:value-type="float">
            <text:p>46.85</text:p>
          </table:table-cell>
          <table:table-cell office:value-type="float" office:value="1.2137" calcext:value-type="float">
            <text:p>1.2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21:49:19.329091951</meta:creation-date>
    <dc:date>2021-04-27T22:06:04.227426462</dc:date>
    <meta:editing-duration>PT6M34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